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Klasse">
      <style:graphic-properties draw:textarea-vertical-align="middle"/>
    </style:style>
    <style:style style:name="gr2" style:family="graphic" style:parent-style-name="Assoziation">
      <style:graphic-properties draw:textarea-vertical-align="middle"/>
    </style:style>
    <style:style style:name="gr3" style:family="graphic" style:parent-style-name="Assoziation">
      <style:graphic-properties draw:textarea-vertical-align="middle"/>
    </style:style>
    <style:style style:name="gr4" style:family="graphic" style:parent-style-name="Klasse">
      <style:graphic-properties draw:textarea-vertical-align="middle" draw:auto-grow-height="false"/>
    </style:style>
    <style:style style:name="gr5" style:family="graphic" style:parent-style-name="Aggregation">
      <style:graphic-properties draw:textarea-vertical-align="middle"/>
    </style:style>
    <style:style style:name="gr6" style:family="graphic" style:parent-style-name="Generalisierung">
      <style:graphic-properties draw:textarea-vertical-align="middle"/>
    </style:style>
    <style:style style:name="gr7" style:family="graphic" style:parent-style-name="Gerichtete_20_Assoziation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2.324cm" svg:height="0.889cm" svg:x="5.407cm" svg:y="1.327cm">
          <text:p text:style-name="P1">Bibliothek</text:p>
        </draw:rect>
        <draw:rect draw:style-name="gr1" draw:text-style-name="P1" xml:id="id7" draw:id="id7" draw:layer="layout" svg:width="2.032cm" svg:height="0.889cm" svg:x="10.641cm" svg:y="1.373cm">
          <text:p text:style-name="P1">Medium</text:p>
        </draw:rect>
        <draw:rect draw:style-name="gr1" draw:text-style-name="P1" xml:id="id8" draw:id="id8" draw:layer="layout" svg:width="1.722cm" svg:height="0.762cm" svg:x="8.411cm" svg:y="2.643cm">
          <text:p text:style-name="P1">Buch</text:p>
        </draw:rect>
        <draw:rect draw:style-name="gr1" draw:text-style-name="P1" xml:id="id10" draw:id="id10" draw:layer="layout" svg:width="2.375cm" svg:height="0.822cm" svg:x="8.393cm" svg:y="5.183cm">
          <text:p text:style-name="P1">Zeitschrift</text:p>
        </draw:rect>
        <draw:rect draw:style-name="gr1" draw:text-style-name="P1" xml:id="id11" draw:id="id11" draw:layer="layout" svg:width="2.54cm" svg:height="0.695cm" svg:x="11.53cm" svg:y="4.615cm">
          <text:p text:style-name="P1">Datenträger</text:p>
        </draw:rect>
        <draw:rect draw:style-name="gr1" draw:text-style-name="P1" xml:id="id12" draw:id="id12" draw:layer="layout" svg:width="1.192cm" svg:height="0.762cm" svg:x="11.149cm" svg:y="6.326cm">
          <text:p text:style-name="P1">CD</text:p>
        </draw:rect>
        <draw:rect draw:style-name="gr1" draw:text-style-name="P1" xml:id="id13" draw:id="id13" draw:layer="layout" svg:width="1.287cm" svg:height="0.668cm" svg:x="12.8cm" svg:y="6.42cm">
          <text:p text:style-name="P1">DVD</text:p>
        </draw:rect>
        <draw:rect draw:style-name="gr1" draw:text-style-name="P1" xml:id="id1" draw:id="id1" draw:layer="layout" svg:width="1.943cm" svg:height="0.762cm" svg:x="5.496cm" svg:y="3.74cm">
          <text:p text:style-name="P1">Nutzer</text:p>
        </draw:rect>
        <draw:rect draw:style-name="gr1" draw:text-style-name="P1" xml:id="id2" draw:id="id2" draw:layer="layout" svg:width="3.048cm" svg:height="0.762cm" svg:x="4.98cm" svg:y="6.788cm">
          <text:p text:style-name="P1">Rechtegruppe</text:p>
        </draw:rect>
        <draw:connector draw:style-name="gr2" draw:text-style-name="P1" draw:layer="layout" draw:type="line" svg:x1="6.467cm" svg:y1="4.502cm" svg:x2="6.504cm" svg:y2="6.788cm" draw:start-shape="id1" draw:start-glue-point="2" draw:end-shape="id2" draw:end-glue-point="0" svg:d="m6467 4502 37 2286">
          <text:p text:style-name="P1">gehört_an ▾</text:p>
        </draw:connector>
        <draw:connector draw:style-name="gr3" draw:text-style-name="P1" draw:layer="layout" draw:type="line" svg:x1="6.569cm" svg:y1="2.216cm" svg:x2="6.467cm" svg:y2="3.74cm" draw:start-shape="id3" draw:start-glue-point="2" draw:end-shape="id1" draw:end-glue-point="0" svg:d="m6569 2216-102 1524">
          <text:p/>
        </draw:connector>
        <draw:rect draw:style-name="gr1" draw:text-style-name="P1" xml:id="id4" draw:id="id4" draw:layer="layout" svg:width="1.905cm" svg:height="0.762cm" svg:x="0.699cm" svg:y="5.518cm">
          <text:p text:style-name="P1">Monitor</text:p>
        </draw:rect>
        <draw:connector draw:style-name="gr2" draw:text-style-name="P1" draw:layer="layout" draw:type="line" svg:x1="1.651cm" svg:y1="5.518cm" svg:x2="1.914cm" svg:y2="2.851cm" draw:start-shape="id4" draw:start-glue-point="0" draw:end-shape="id5" draw:end-glue-point="2" svg:d="m1651 5518 263-2667">
          <text:p text:style-name="P1">überwacht ▴</text:p>
        </draw:connector>
        <draw:custom-shape draw:style-name="gr4" draw:text-style-name="P1" xml:id="id6" draw:id="id6" draw:layer="layout" svg:width="2.54cm" svg:height="0.889cm" svg:x="0.454cm" svg:y="7.931cm">
          <text:p text:style-name="P1">Warnu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651cm" svg:y1="6.28cm" svg:x2="1.724cm" svg:y2="7.931cm" draw:start-shape="id4" draw:end-shape="id6" draw:end-glue-point="0" svg:d="m1651 6280 73 1651">
          <text:p text:style-name="P1">sendet ▾</text:p>
        </draw:connector>
        <draw:connector draw:style-name="gr5" draw:text-style-name="P1" draw:layer="layout" draw:type="line" svg:x1="7.731cm" svg:y1="1.771cm" svg:x2="10.641cm" svg:y2="1.817cm" draw:start-shape="id3" draw:end-shape="id7" svg:d="m7731 1771 2910 46">
          <text:p/>
        </draw:connector>
        <draw:connector draw:style-name="gr6" draw:text-style-name="P1" draw:layer="layout" draw:type="line" svg:x1="11.657cm" svg:y1="2.262cm" svg:x2="10.133cm" svg:y2="3.024cm" draw:start-shape="id7" draw:start-glue-point="2" draw:end-shape="id8" draw:end-glue-point="1" svg:d="m11657 2262-1524 762">
          <text:p/>
        </draw:connector>
        <draw:connector draw:style-name="gr6" draw:text-style-name="P1" draw:layer="layout" draw:type="line" svg:x1="12.673cm" svg:y1="1.817cm" svg:x2="13.321cm" svg:y2="2.643cm" draw:start-shape="id7" draw:start-glue-point="1" draw:end-shape="id9" draw:end-glue-point="0" svg:d="m12673 1817 648 826">
          <text:p/>
        </draw:connector>
        <draw:connector draw:style-name="gr6" draw:text-style-name="P1" draw:layer="layout" draw:type="line" svg:x1="11.657cm" svg:y1="2.262cm" svg:x2="9.58cm" svg:y2="5.183cm" draw:start-shape="id7" draw:start-glue-point="2" draw:end-shape="id10" draw:end-glue-point="0" svg:d="m11657 2262-2077 2921">
          <text:p/>
        </draw:connector>
        <draw:connector draw:style-name="gr6" draw:text-style-name="P1" draw:layer="layout" draw:type="line" svg:x1="11.657cm" svg:y1="2.262cm" svg:x2="12.8cm" svg:y2="4.615cm" draw:start-shape="id7" draw:start-glue-point="2" draw:end-shape="id11" draw:end-glue-point="0" svg:d="m11657 2262 1143 2353">
          <text:p/>
        </draw:connector>
        <draw:connector draw:style-name="gr6" draw:text-style-name="P1" draw:layer="layout" draw:type="line" svg:x1="12.8cm" svg:y1="5.31cm" svg:x2="11.745cm" svg:y2="6.326cm" draw:start-shape="id11" draw:start-glue-point="2" draw:end-shape="id12" draw:end-glue-point="0" svg:d="m12800 5310-1055 1016">
          <text:p/>
        </draw:connector>
        <draw:connector draw:style-name="gr6" draw:text-style-name="P1" draw:layer="layout" draw:type="line" svg:x1="12.8cm" svg:y1="5.31cm" svg:x2="13.443cm" svg:y2="6.42cm" draw:start-shape="id11" draw:start-glue-point="2" draw:end-shape="id13" draw:end-glue-point="0" svg:d="m12800 5310 643 1110">
          <text:p/>
        </draw:connector>
        <draw:custom-shape draw:style-name="gr4" draw:text-style-name="P1" xml:id="id5" draw:id="id5" draw:layer="layout" svg:width="2.159cm" svg:height="0.762cm" svg:x="0.835cm" svg:y="2.089cm">
          <text:p text:style-name="P1">Ausleih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407cm" svg:y1="1.771cm" svg:x2="2.994cm" svg:y2="2.47cm" draw:start-shape="id3" draw:start-glue-point="3" draw:end-shape="id5" draw:end-glue-point="1" svg:d="m5407 1771-2413 699">
          <text:p/>
        </draw:connector>
        <draw:connector draw:style-name="gr7" draw:text-style-name="P1" draw:layer="layout" draw:type="line" svg:x1="2.994cm" svg:y1="2.47cm" svg:x2="5.496cm" svg:y2="4.121cm" draw:start-shape="id5" draw:start-glue-point="1" draw:end-shape="id1" draw:end-glue-point="3" svg:d="m2994 2470 2502 1651">
          <text:p/>
        </draw:connector>
        <draw:rect draw:style-name="gr1" draw:text-style-name="P1" xml:id="id9" draw:id="id9" draw:layer="layout" svg:width="2.357cm" svg:height="0.84cm" svg:x="12.143cm" svg:y="2.643cm">
          <text:p text:style-name="P1">Broschür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000 3000" svg:d="m1500 0 1500 3000h-3000zm0 447-1176 2353h2353z"/>
    <draw:marker draw:name="Diamond_20_unfilled" draw:display-name="Diamond unfilled" svg:viewBox="0 0 3000 6000" svg:d="m1500 0 1500 3000-1500 3000-1500-3000zm0 447-1276 2553 1276 2553 1276-2553z"/>
    <draw:marker draw:name="Triangle_20_unfilled" draw:display-name="Triangle unfilled" svg:viewBox="0 0 3000 3000" svg:d="m1500 0 1500 3000h-3000zm0 447-1176 2353h235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2cm" svg:stroke-color="#666666" draw:marker-start-width="0.24cm" draw:marker-end-width="0.24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Klasse" style:family="graphic" style:parent-style-name="standard"/>
    <style:style style:name="Assoziation" style:family="graphic" style:parent-style-name="objectwithoutfill"/>
    <style:style style:name="Aggregation" style:family="graphic">
      <style:graphic-properties draw:marker-start="Diamond_20_unfilled" draw:marker-start-width="0.3cm" draw:fill-image-width="0cm" draw:fill-image-height="0cm"/>
    </style:style>
    <style:style style:name="Gerichtete_20_Assoziation" style:display-name="Gerichtete Assoziation" style:family="graphic">
      <style:graphic-properties draw:marker-end="Arrow"/>
    </style:style>
    <style:style style:name="Generalisierung" style:family="graphic">
      <style:graphic-properties draw:marker-start="Triangle_20_unfilled" draw:marker-start-width="0.3cm"/>
    </style:style>
  </office:styles>
  <office:automatic-styles>
    <style:page-layout style:name="PM0">
      <style:page-layout-properties fo:margin-top="0.2cm" fo:margin-bottom="0.2cm" fo:margin-left="0.2cm" fo:margin-right="0.2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9T19:20:30.046338000</meta:creation-date>
    <meta:generator>LibreOffice/3.5$Linux_X86_64 LibreOffice_project/350m1$Build-2</meta:generator>
    <dc:date>2015-01-13T08:52:31</dc:date>
    <meta:editing-duration>PT17M11S</meta:editing-duration>
    <meta:editing-cycles>10</meta:editing-cycles>
    <meta:document-statistic meta:object-count="26"/>
  </office:meta>
</office:document-meta>
</file>